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ner.lang and purchase.partner.lang.code or 'en_US')</text:text-input></text:p>
      <text:p text:style-name="P1"><text:text-input text:description="">purchase.partner.type and purchase.partner.type.name or '' + purchase.partner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ner.vat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name) or ''</text:text-input><text:soft-page-break/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14T11:47:29</meta:creation-date>
    <dc:date>2008-05-20T14:04:59</dc:date>
    <meta:editing-cycles>127</meta:editing-cycles>
    <meta:editing-duration>PT3H29M4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